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571cm"/>
    </style:style>
    <style:style style:name="co3" style:family="table-column">
      <style:table-column-properties fo:break-before="auto" style:column-width="1.406cm"/>
    </style:style>
    <style:style style:name="co4" style:family="table-column">
      <style:table-column-properties fo:break-before="auto" style:column-width="4.115cm"/>
    </style:style>
    <style:style style:name="co5" style:family="table-column">
      <style:table-column-properties fo:break-before="auto" style:column-width="13.3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7cm" fo:break-before="auto" style:use-optimal-row-height="false"/>
    </style:style>
    <style:style style:name="ro3" style:family="table-row">
      <style:table-row-properties style:row-height="1.623cm" fo:break-before="auto" style:use-optimal-row-height="true"/>
    </style:style>
    <style:style style:name="ro4" style:family="table-row">
      <style:table-row-properties style:row-height="2.01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71" number:automatic-order="true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"/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71"/>
    <style:style style:name="ce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ce3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WD count</text:p>
          </table:table-cell>
          <table:table-cell office:value-type="string" calcext:value-type="string">
            <text:p>ODS count</text:p>
          </table:table-cell>
          <table:table-cell/>
          <table:table-cell office:value-type="string" calcext:value-type="string">
            <text:p>last checkup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ZTB_INTEGRATEAUDIT</text:p>
          </table:table-cell>
          <table:table-cell table:number-columns-repeated="2" office:value-type="float" office:value="265797" calcext:value-type="float">
            <text:p>265,797</text:p>
          </table:table-cell>
          <table:table-cell table:formula="of:=COM.MICROSOFT.IFS([.C3]&gt;[.D3]; &quot;&gt;&quot;; [.C3] &lt; [.D3]; &quot;&lt;&quot;; 1; &quot;=&quot;)" office:value-type="string" office:string-value="=" calcext:value-type="string">
            <text:p>=</text:p>
          </table:table-cell>
          <table:table-cell table:style-name="ce5" office:value-type="date" office:date-value="2024-09-03T14:22:48" calcext:value-type="date">
            <text:p>2024/09/03 14:22:48</text:p>
          </table:table-cell>
          <table:table-cell table:style-name="ce6" table:formula="of:=&quot;select '&quot; &amp; [.B3] &amp; &quot;' as tbl,&#10;    (select count(1) from dw_dsep.DWD_GYL_&quot; &amp; UPPER([.B3]) &amp; &quot;) as dwd_cnt,&#10;    (select count(1) from dw_ods_dsep.ods_cg_&quot; &amp; LOWER([.B3]) &amp; &quot;) as ods_cnt&#10;union all&quot;" office:value-type="string" office:string-value="select 'ZTB_INTEGRATEAUDIT' as tbl,&#10;    (select count(1) from dw_dsep.DWD_GYL_ZTB_INTEGRATEAUDIT) as dwd_cnt,&#10;    (select count(1) from dw_ods_dsep.ods_cg_ztb_integrateaudit) as ods_cnt&#10;union all" calcext:value-type="string">
            <text:p>select 'ZTB_INTEGRATEAUDIT' as tbl,</text:p>
            <text:p>    (select count(1) from dw_dsep.DWD_GYL_ZTB_INTEGRATEAUDIT) as dwd_cnt,</text:p>
            <text:p>    (select count(1) from dw_ods_dsep.ods_cg_ztb_integrateaudit) as ods_cnt</text:p>
            <text:p>union all</text:p>
          </table:table-cell>
        </table:table-row>
        <table:table-row table:style-name="ro2">
          <table:table-cell/>
          <table:table-cell table:style-name="ce1" office:value-type="string" calcext:value-type="string">
            <text:p>ZTB_INVITESCHEME</text:p>
          </table:table-cell>
          <table:table-cell office:value-type="float" office:value="312766" calcext:value-type="float">
            <text:p>312,766</text:p>
          </table:table-cell>
          <table:table-cell table:style-name="ce4" office:value-type="float" office:value="312768" calcext:value-type="float">
            <text:p>312768</text:p>
          </table:table-cell>
          <table:table-cell table:formula="of:=COM.MICROSOFT.IFS([.C4]&gt;[.D4]; &quot;&gt;&quot;; [.C4] &lt; [.D4]; &quot;&lt;&quot;; 1; &quot;=&quot;)" office:value-type="string" office:string-value="&lt;" calcext:value-type="string">
            <text:p>&lt;</text:p>
          </table:table-cell>
          <table:table-cell table:style-name="ce5" office:value-type="date" office:date-value="2024-09-03T14:35:39" calcext:value-type="date">
            <text:p>2024/09/03 14:35:39</text:p>
          </table:table-cell>
          <table:table-cell table:style-name="ce6" table:formula="of:=&quot;select '&quot; &amp; [.B4] &amp; &quot;' as tbl,&#10;    (select count(1) from dw_dsep.DWD_GYL_&quot; &amp; UPPER([.B4]) &amp; &quot;) as dwd_cnt,&#10;    (select count(1) from dw_ods_dsep.ods_cg_&quot; &amp; LOWER([.B4]) &amp; &quot;) as ods_cnt&#10;union all&quot;" office:value-type="string" office:string-value="select 'ZTB_INVITESCHEME' as tbl,&#10;    (select count(1) from dw_dsep.DWD_GYL_ZTB_INVITESCHEME) as dwd_cnt,&#10;    (select count(1) from dw_ods_dsep.ods_cg_ztb_invitescheme) as ods_cnt&#10;union all" calcext:value-type="string">
            <text:p>select 'ZTB_INVITESCHEME' as tbl,</text:p>
            <text:p>    (select count(1) from dw_dsep.DWD_GYL_ZTB_INVITESCHEME) as dwd_cnt,</text:p>
            <text:p>    (select count(1) from dw_ods_dsep.ods_cg_ztb_invitescheme) as ods_cnt</text:p>
            <text:p>union all</text:p>
          </table:table-cell>
        </table:table-row>
        <table:table-row table:style-name="ro3">
          <table:table-cell/>
          <table:table-cell table:style-name="ce2" office:value-type="string" calcext:value-type="string">
            <text:p>T_WH_USERINFO</text:p>
          </table:table-cell>
          <table:table-cell table:number-columns-repeated="2" office:value-type="float" office:value="138965" calcext:value-type="float">
            <text:p>138,965</text:p>
          </table:table-cell>
          <table:table-cell table:formula="of:=COM.MICROSOFT.IFS([.C5]&gt;[.D5]; &quot;&gt;&quot;; [.C5] &lt; [.D5]; &quot;&lt;&quot;; 1; &quot;=&quot;)" office:value-type="string" office:string-value="=" calcext:value-type="string">
            <text:p>=</text:p>
          </table:table-cell>
          <table:table-cell table:style-name="ce5" office:value-type="date" office:date-value="2024-09-03T14:16:52" calcext:value-type="date">
            <text:p>2024/09/03 14:16:52</text:p>
          </table:table-cell>
          <table:table-cell table:style-name="ce6" table:formula="of:=&quot;select '&quot; &amp; [.B5] &amp; &quot;' as tbl,&#10;    (select count(1) from dw_dsep.DWD_GYL_&quot; &amp; UPPER([.B5]) &amp; &quot;) as dwd_cnt,&#10;    (select count(1) from dw_ods_dsep.ods_cg_&quot; &amp; LOWER([.B5]) &amp; &quot;) as ods_cnt&#10;union all&quot;" office:value-type="string" office:string-value="select 'T_WH_USERINFO' as tbl,&#10;    (select count(1) from dw_dsep.DWD_GYL_T_WH_USERINFO) as dwd_cnt,&#10;    (select count(1) from dw_ods_dsep.ods_cg_t_wh_userinfo) as ods_cnt&#10;union all" calcext:value-type="string">
            <text:p>select 'T_WH_USERINFO' as tbl,</text:p>
            <text:p>    (select count(1) from dw_dsep.DWD_GYL_T_WH_USERINFO) as dwd_cnt,</text:p>
            <text:p>    (select count(1) from dw_ods_dsep.ods_cg_t_wh_userinfo) as ods_cnt</text:p>
            <text:p>union all</text:p>
          </table:table-cell>
        </table:table-row>
        <table:table-row table:style-name="ro3">
          <table:table-cell/>
          <table:table-cell table:style-name="ce2" office:value-type="string" calcext:value-type="string">
            <text:p>ZTB_INVITE</text:p>
          </table:table-cell>
          <table:table-cell table:number-columns-repeated="2" office:value-type="float" office:value="312764" calcext:value-type="float">
            <text:p>312,764</text:p>
          </table:table-cell>
          <table:table-cell table:formula="of:=COM.MICROSOFT.IFS([.C6]&gt;[.D6]; &quot;&gt;&quot;; [.C6] &lt; [.D6]; &quot;&lt;&quot;; 1; &quot;=&quot;)" office:value-type="string" office:string-value="=" calcext:value-type="string">
            <text:p>=</text:p>
          </table:table-cell>
          <table:table-cell table:style-name="ce5" office:value-type="date" office:date-value="2024-09-03T18:16:16" calcext:value-type="date">
            <text:p>2024/09/03 18:16:16</text:p>
          </table:table-cell>
          <table:table-cell table:style-name="ce6" table:formula="of:=&quot;select '&quot; &amp; [.B6] &amp; &quot;' as tbl,&#10;    (select count(1) from dw_dsep.DWD_GYL_&quot; &amp; UPPER([.B6]) &amp; &quot;) as dwd_cnt,&#10;    (select count(1) from dw_ods_dsep.ods_cg_&quot; &amp; LOWER([.B6]) &amp; &quot;) as ods_cnt&#10;union all&quot;" office:value-type="string" office:string-value="select 'ZTB_INVITE' as tbl,&#10;    (select count(1) from dw_dsep.DWD_GYL_ZTB_INVITE) as dwd_cnt,&#10;    (select count(1) from dw_ods_dsep.ods_cg_ztb_invite) as ods_cnt&#10;union all" calcext:value-type="string">
            <text:p>select 'ZTB_INVITE' as tbl,</text:p>
            <text:p>    (select count(1) from dw_dsep.DWD_GYL_ZTB_INVITE) as dwd_cnt,</text:p>
            <text:p>    (select count(1) from dw_ods_dsep.ods_cg_ztb_invite) as ods_cnt</text:p>
            <text:p>union all</text:p>
          </table:table-cell>
        </table:table-row>
        <table:table-row table:style-name="ro4">
          <table:table-cell/>
          <table:table-cell table:style-name="ce1" office:value-type="string" calcext:value-type="string">
            <text:p>ZTB_INTEGRATEAUDITSUPP</text:p>
          </table:table-cell>
          <table:table-cell table:number-columns-repeated="2" office:value-type="float" office:value="991869" calcext:value-type="float">
            <text:p>991,869</text:p>
          </table:table-cell>
          <table:table-cell table:formula="of:=COM.MICROSOFT.IFS([.C7]&gt;[.D7]; &quot;&gt;&quot;; [.C7] &lt; [.D7]; &quot;&lt;&quot;; 1; &quot;=&quot;)" office:value-type="string" office:string-value="=" calcext:value-type="string">
            <text:p>=</text:p>
          </table:table-cell>
          <table:table-cell table:style-name="ce5" office:value-type="date" office:date-value="2024-09-03T14:27:19" calcext:value-type="date">
            <text:p>2024/09/03 14:27:19</text:p>
          </table:table-cell>
          <table:table-cell table:style-name="ce6" table:formula="of:=&quot;select '&quot; &amp; [.B7] &amp; &quot;' as tbl,&#10;    (select count(1) from dw_dsep.DWD_GYL_&quot; &amp; UPPER([.B7]) &amp; &quot;) as dwd_cnt,&#10;    (select count(1) from dw_ods_dsep.ods_cg_&quot; &amp; LOWER([.B7]) &amp; &quot;) as ods_cnt&#10;union all&quot;" office:value-type="string" office:string-value="select 'ZTB_INTEGRATEAUDITSUPP' as tbl,&#10;    (select count(1) from dw_dsep.DWD_GYL_ZTB_INTEGRATEAUDITSUPP) as dwd_cnt,&#10;    (select count(1) from dw_ods_dsep.ods_cg_ztb_integrateauditsupp) as ods_cnt&#10;union all" calcext:value-type="string">
            <text:p>select 'ZTB_INTEGRATEAUDITSUPP' as tbl,</text:p>
            <text:p>    (select count(1) from dw_dsep.DWD_GYL_ZTB_INTEGRATEAUDITSUPP) as dwd_cnt,</text:p>
            <text:p>    (select count(1) from dw_ods_dsep.ods_cg_ztb_integrateauditsupp) as ods_cnt</text:p>
            <text:p>union all</text:p>
          </table:table-cell>
        </table:table-row>
        <table:table-row table:style-name="ro3">
          <table:table-cell/>
          <table:table-cell table:style-name="ce1" office:value-type="string" calcext:value-type="string">
            <text:p>XTLLDW</text:p>
          </table:table-cell>
          <table:table-cell table:number-columns-repeated="2" office:value-type="float" office:value="44787" calcext:value-type="float">
            <text:p>44,787</text:p>
          </table:table-cell>
          <table:table-cell table:formula="of:=COM.MICROSOFT.IFS([.C8]&gt;[.D8]; &quot;&gt;&quot;; [.C8] &lt; [.D8]; &quot;&lt;&quot;; 1; &quot;=&quot;)" office:value-type="string" office:string-value="=" calcext:value-type="string">
            <text:p>=</text:p>
          </table:table-cell>
          <table:table-cell table:style-name="ce5" office:value-type="date" office:date-value="2024-09-03T14:17:06" calcext:value-type="date">
            <text:p>2024/09/03 14:17:06</text:p>
          </table:table-cell>
          <table:table-cell table:style-name="ce6" table:formula="of:=&quot;select '&quot; &amp; [.B8] &amp; &quot;' as tbl,&#10;    (select count(1) from dw_dsep.DWD_GYL_&quot; &amp; UPPER([.B8]) &amp; &quot;) as dwd_cnt,&#10;    (select count(1) from dw_ods_dsep.ods_cg_&quot; &amp; LOWER([.B8]) &amp; &quot;) as ods_cnt&#10;union all&quot;" office:value-type="string" office:string-value="select 'XTLLDW' as tbl,&#10;    (select count(1) from dw_dsep.DWD_GYL_XTLLDW) as dwd_cnt,&#10;    (select count(1) from dw_ods_dsep.ods_cg_xtlldw) as ods_cnt&#10;union all" calcext:value-type="string">
            <text:p>select 'XTLLDW' as tbl,</text:p>
            <text:p>    (select count(1) from dw_dsep.DWD_GYL_XTLLDW) as dwd_cnt,</text:p>
            <text:p>    (select count(1) from dw_ods_dsep.ods_cg_xtlldw) as ods_cnt</text:p>
            <text:p>union all</text:p>
          </table:table-cell>
        </table:table-row>
        <table:table-row table:style-name="ro3">
          <table:table-cell/>
          <table:table-cell table:style-name="ce1" office:value-type="string" calcext:value-type="string">
            <text:p>ZTB_BID</text:p>
          </table:table-cell>
          <table:table-cell office:value-type="float" office:value="1185696" calcext:value-type="float">
            <text:p>1,185,696</text:p>
          </table:table-cell>
          <table:table-cell office:value-type="float" office:value="1185793" calcext:value-type="float">
            <text:p>1,185,793</text:p>
          </table:table-cell>
          <table:table-cell table:formula="of:=COM.MICROSOFT.IFS([.C9]&gt;[.D9]; &quot;&gt;&quot;; [.C9] &lt; [.D9]; &quot;&lt;&quot;; 1; &quot;=&quot;)" office:value-type="string" office:string-value="&lt;" calcext:value-type="string">
            <text:p>&lt;</text:p>
          </table:table-cell>
          <table:table-cell/>
          <table:table-cell table:style-name="ce6" table:formula="of:=&quot;select '&quot; &amp; [.B9] &amp; &quot;' as tbl,&#10;    (select count(1) from dw_dsep.DWD_GYL_&quot; &amp; UPPER([.B9]) &amp; &quot;) as dwd_cnt,&#10;    (select count(1) from dw_ods_dsep.ods_cg_&quot; &amp; LOWER([.B9]) &amp; &quot;) as ods_cnt&#10;union all&quot;" office:value-type="string" office:string-value="select 'ZTB_BID' as tbl,&#10;    (select count(1) from dw_dsep.DWD_GYL_ZTB_BID) as dwd_cnt,&#10;    (select count(1) from dw_ods_dsep.ods_cg_ztb_bid) as ods_cnt&#10;union all" calcext:value-type="string">
            <text:p>select 'ZTB_BID' as tbl,</text:p>
            <text:p>    (select count(1) from dw_dsep.DWD_GYL_ZTB_BID) as dwd_cnt,</text:p>
            <text:p>    (select count(1) from dw_ods_dsep.ods_cg_ztb_bid) as ods_cnt</text:p>
            <text:p>union all</text:p>
          </table:table-cell>
        </table:table-row>
        <table:table-row table:style-name="ro4">
          <table:table-cell/>
          <table:table-cell table:style-name="ce1" office:value-type="string" calcext:value-type="string">
            <text:p>PURCHASE_LIBRARIANS</text:p>
          </table:table-cell>
          <table:table-cell table:number-columns-repeated="2" office:value-type="float" office:value="2368" calcext:value-type="float">
            <text:p>2,368</text:p>
          </table:table-cell>
          <table:table-cell table:formula="of:=COM.MICROSOFT.IFS([.C10]&gt;[.D10]; &quot;&gt;&quot;; [.C10] &lt; [.D10]; &quot;&lt;&quot;; 1; &quot;=&quot;)" office:value-type="string" office:string-value="=" calcext:value-type="string">
            <text:p>=</text:p>
          </table:table-cell>
          <table:table-cell table:style-name="ce5" office:value-type="date" office:date-value="2024-09-03T14:17:23" calcext:value-type="date">
            <text:p>2024/09/03 14:17:23</text:p>
          </table:table-cell>
          <table:table-cell table:style-name="ce6" table:formula="of:=&quot;select '&quot; &amp; [.B10] &amp; &quot;' as tbl,&#10;    (select count(1) from dw_dsep.DWD_GYL_&quot; &amp; UPPER([.B10]) &amp; &quot;) as dwd_cnt,&#10;    (select count(1) from dw_ods_dsep.ods_cg_&quot; &amp; LOWER([.B10]) &amp; &quot;) as ods_cnt&#10;union all&quot;" office:value-type="string" office:string-value="select 'PURCHASE_LIBRARIANS' as tbl,&#10;    (select count(1) from dw_dsep.DWD_GYL_PURCHASE_LIBRARIANS) as dwd_cnt,&#10;    (select count(1) from dw_ods_dsep.ods_cg_purchase_librarians) as ods_cnt&#10;union all" calcext:value-type="string">
            <text:p>select 'PURCHASE_LIBRARIANS' as tbl,</text:p>
            <text:p>    (select count(1) from dw_dsep.DWD_GYL_PURCHASE_LIBRARIANS) as dwd_cnt,</text:p>
            <text:p>    (select count(1) from dw_ods_dsep.ods_cg_purchase_librarians) as ods_cnt</text:p>
            <text:p>union all</text:p>
          </table:table-cell>
        </table:table-row>
        <table:table-row table:style-name="ro3">
          <table:table-cell/>
          <table:table-cell table:style-name="ce2" office:value-type="string" calcext:value-type="string">
            <text:p>ZTB_BIDMATERIAL</text:p>
          </table:table-cell>
          <table:table-cell table:number-columns-repeated="4"/>
          <table:table-cell table:style-name="ce6" table:formula="of:=&quot;select '&quot; &amp; [.B11] &amp; &quot;' as tbl,&#10;    (select count(1) from dw_dsep.DWD_GYL_&quot; &amp; UPPER([.B11]) &amp; &quot;) as dwd_cnt,&#10;    (select count(1) from dw_ods_dsep.ods_cg_&quot; &amp; LOWER([.B11]) &amp; &quot;) as ods_cnt&#10;union all&quot;" office:value-type="string" office:string-value="select 'ZTB_BIDMATERIAL' as tbl,&#10;    (select count(1) from dw_dsep.DWD_GYL_ZTB_BIDMATERIAL) as dwd_cnt,&#10;    (select count(1) from dw_ods_dsep.ods_cg_ztb_bidmaterial) as ods_cnt&#10;union all" calcext:value-type="string">
            <text:p>select 'ZTB_BIDMATERIAL' as tbl,</text:p>
            <text:p>    (select count(1) from dw_dsep.DWD_GYL_ZTB_BIDMATERIAL) as dwd_cnt,</text:p>
            <text:p>    (select count(1) from dw_ods_dsep.ods_cg_ztb_bidmaterial) as ods_cnt</text:p>
            <text:p>union all</text:p>
          </table:table-cell>
        </table:table-row>
        <table:table-row table:style-name="ro3">
          <table:table-cell/>
          <table:table-cell table:style-name="ce1" office:value-type="string" calcext:value-type="string">
            <text:p>T_AUDIT_COMMENT </text:p>
          </table:table-cell>
          <table:table-cell table:number-columns-repeated="4"/>
          <table:table-cell table:style-name="ce6" table:formula="of:=&quot;select '&quot; &amp; [.B12] &amp; &quot;' as tbl,&#10;    (select count(1) from dw_dsep.DWD_GYL_&quot; &amp; UPPER([.B12]) &amp; &quot;) as dwd_cnt,&#10;    (select count(1) from dw_ods_dsep.ods_cg_&quot; &amp; LOWER([.B12]) &amp; &quot;) as ods_cnt&#10;union all&quot;" office:value-type="string" office:string-value="select 'T_AUDIT_COMMENT ' as tbl,&#10;    (select count(1) from dw_dsep.DWD_GYL_T_AUDIT_COMMENT ) as dwd_cnt,&#10;    (select count(1) from dw_ods_dsep.ods_cg_t_audit_comment ) as ods_cnt&#10;union all" calcext:value-type="string">
            <text:p>select 'T_AUDIT_COMMENT ' as tbl,</text:p>
            <text:p>    (select count(1) from dw_dsep.DWD_GYL_T_AUDIT_COMMENT ) as dwd_cnt,</text:p>
            <text:p>    (select count(1) from dw_ods_dsep.ods_cg_t_audit_comment ) as ods_cnt</text:p>
            <text:p>union all</text:p>
          </table:table-cell>
        </table:table-row>
        <table:table-row table:style-name="ro3">
          <table:table-cell table:number-columns-repeated="6"/>
          <table:table-cell table:style-name="ce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table:style-name="ce1"/>
          <table:table-cell/>
        </table:table-row>
        <table:table-row table:style-name="ro1">
          <table:table-cell/>
          <table:table-cell table:style-name="ce1"/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5" table:formula="of:=NOW()" office:value-type="date" office:date-value="2024-09-04T14:55:23.073" calcext:value-type="date">
            <text:p>2024/09/04 14:55:23</text:p>
          </table:table-cell>
        </table:table-row>
        <table:table-row table:style-name="ro1" table:number-rows-repeated="104855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6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4">0000/00/00</text:date>, <text:time style:data-style-name="N2" text:time-value="11:57:20.354000000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3T13:36:38.677000000</meta:creation-date>
    <dc:date>2024-09-04T18:52:23.568000000</dc:date>
    <meta:editing-duration>PT10H47M24S</meta:editing-duration>
    <meta:editing-cycles>6</meta:editing-cycles>
    <meta:generator>LibreOffice/24.8.0.3$Windows_X86_64 LibreOffice_project/0bdf1299c94fe897b119f97f3c613e9dca6be583</meta:generator>
    <meta:document-statistic meta:table-count="1" meta:cell-count="55" meta:object-count="0"/>
  </office:meta>
</office:document-meta>
</file>